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Heading_20_1">
      <style:paragraph-properties fo:margin-top="0in" fo:margin-bottom="0.1965in" style:contextual-spacing="false"/>
    </style:style>
    <style:style style:name="P3" style:family="paragraph" style:parent-style-name="Text_20_body">
      <style:paragraph-properties fo:margin-top="0in" fo:margin-bottom="0.1965in" style:contextual-spacing="false"/>
    </style:style>
    <style:style style:name="P4" style:family="paragraph" style:parent-style-name="Heading_20_2">
      <style:paragraph-properties fo:margin-top="0in" fo:margin-bottom="0.1965in"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h text:style-name="P2" text:outline-level="1">Theorized Mechanisms of Action of Ivermectin against COVID-19</text:h>
      <text:p text:style-name="P3">","</text:p>
      <text:p text:style-name="P3">This report summarizes the theorized mechanisms of Ivermectin (IVM) against SARS-CoV-2, based on a comprehensive review by Zaidi &amp; Dehgani-Mobaraki (2021, PMC8688140). These mechanisms are derived from in vitro, modeling, and preclinical studies. Clinical efficacy remains debated.</text:p>
      <text:p text:style-name="P3">","</text:p>
      <text:h text:style-name="P4" text:outline-level="2">A. Direct Action on SARS-CoV-2</text:h>
      <text:p text:style-name="P3">","</text:p>
      <text:p text:style-name="P3">1. <text:span text:style-name="Strong_20_Emphasis">Inhibits cell entry</text:span>: Imagine the COVID-19 virus as a burglar trying to break into your house (human cells). The virus uses its spike protein to grab onto the cell's door (ACE2 receptor) and a tool called TMPRSS2 to pry it open. Ivermectin acts like a lock jammer: it sticks to the spike protein at a spot called leucine 91, to the ACE2 at histidine 378, and to TMPRSS2 itself. This stops the virus from attaching and sneaking inside, preventing infection right from the start.</text:p>
      <text:p text:style-name="P3">","</text:p>
      <text:p text:style-name="P3">2. <text:span text:style-name="Strong_20_Emphasis">Blocks importin (IMP) α/β1 heterodimer</text:span>: Once inside a cell, the virus doesn't just sit there—it sends its proteins to the cell's control center (nucleus) using host shuttles called importin α/β1. These shuttles help viral proteins block the cell's alarm system (antiviral responses). Ivermectin binds to importin α, breaking the shuttle and stopping viral proteins from reaching the nucleus. This lets the cell's natural defenses kick in and fight back against the virus.</text:p>
      <text:p text:style-name="P3">","</text:p>
      <text:p text:style-name="P3">3. <text:span text:style-name="Strong_20_Emphasis">Acts as an ionophore</text:span>: An ionophore is like a ferry that carries charged particles (ions) across cell membranes. Two ivermectin molecules team up to form this ferry, which disrupts the balance of chloride ions inside cells. This causes infected cells to swell and die through a process called apoptosis (programmed cell death). It can even neutralize the virus particles floating around before they latch onto cells.</text:p>
      <text:p text:style-name="P3">","</text:p>
      <text:h text:style-name="P4" text:outline-level="2"><text:soft-page-break/>B. Action on Host Targets for Viral Replication</text:h>
      <text:p text:style-name="P3">","</text:p>
      <text:p text:style-name="P3">4. <text:span text:style-name="Strong_20_Emphasis">Broad antiviral effects</text:span>: Ivermectin isn't picky—it's shown to fight many viruses like Zika, dengue, and HIV by the same trick of blocking nuclear import with importin α/β. For COVID-19, this means less virus copying inside cells, fewer virus particles released, and less damage to infected cells, based on lab tests across different viruses.</text:p>
      <text:p text:style-name="P3">","</text:p>
      <text:p text:style-name="P3">5. <text:span text:style-name="Strong_20_Emphasis">Inhibits viral replication/assembly</text:span>: Viruses need to copy their genetic material (RNA) using an enzyme called RdRp (RNA-dependent RNA polymerase, or nsp12). They also use nsp14 to proofread and cap the RNA, plus N and M proteins to package it into new viruses. Ivermectin glues itself to all these—super tightly to RdRp—and stops the copying and assembly line. Lab dishes showed a massive 5000-fold drop in viral RNA in just 48 hours.</text:p>
      <text:p text:style-name="P3">","</text:p>
      <text:p text:style-name="P3">6. <text:span text:style-name="Strong_20_Emphasis">Inhibits posttranslational processing</text:span>: After making a long chain of proteins (polyprotein), the virus chops it into usable pieces using enzymes like Mpro (main protease, aka 3CLpro) and PLpro (papain-like protease). Without these cuts, the virus can't get working parts for replication. Ivermectin latches onto these scissors, halting the chopping process.</text:p>
      <text:p text:style-name="P3">","</text:p>
      <text:p text:style-name="P3">7. <text:span text:style-name="Strong_20_Emphasis">Inhibits karyopherin (KPNA/KPNB1) receptors</text:span>: Karyopherins (like KPNA1 and KPNB1) are another set of nuclear shuttles. They help move important signals like STAT1 (which activates antiviral genes) but also let viral proteins in. Ivermectin blocks these receptors, keeping viral troublemakers out of the nucleus while letting defenses through.</text:p>
      <text:p text:style-name="P3">","</text:p>
      <text:h text:style-name="P4" text:outline-level="2">C. Action on Host Targets for Inflammation (Anti-inflammatory/Immunomodulatory)</text:h>
      <text:p text:style-name="P3">","</text:p>
      <text:p text:style-name="P3">8. <text:span text:style-name="Strong_20_Emphasis">Promotes IFN response</text:span>: Interferons (IFNs) are alarm signals cells send to warn neighbors of infection. COVID proteins like ORF3a block this. Ivermectin revs up IFN-related genes (like IFIT1, IFIT2, IFI44), restoring the alarm system so the body can rally immune cells effectively without the virus hiding.</text:p>
      <text:p text:style-name="P3"><text:soft-page-break/>","</text:p>
      <text:p text:style-name="P3">9. <text:span text:style-name="Strong_20_Emphasis">Inhibits TLR4/NF-κB</text:span>: Toll-like receptors (TLRs), especially TLR4, spot danger and trigger NF-κB, a master switch for inflammation that pumps out cytokines (immune messengers). Too much leads to a storm. Ivermectin dials down TLR4 and NF-κB, calming excessive cytokine production and preventing over-inflammation.</text:p>
      <text:p text:style-name="P3">","</text:p>
      <text:p text:style-name="P3">10. <text:span text:style-name="Strong_20_Emphasis">Inhibits NF-κB pathway</text:span>: NF-κB is like an inflammation amplifier, cranking up cytokines and chemokines that attract immune cells. Ivermectin shuts it down even at low doses, reduces these signals, and has helped in other inflammatory diseases by blocking bacterial toxin-triggered cytokines too.</text:p>
      <text:p text:style-name="P3">","</text:p>
      <text:p text:style-name="P3">11. <text:span text:style-name="Strong_20_Emphasis">Modulates JAK-STAT (esp. STAT-3 inhibition)</text:span>: JAK-STAT is a signaling pathway for cytokines; overactive STAT-3 fuels cytokine storms, blood clots (via PAI-1), lung scarring (fibrosis), low white cells (lymphopenia), and gooey lung buildup (hyaluronan). Ivermectin tamps down STAT-3 directly, easing these dangerous COVID complications.</text:p>
      <text:p text:style-name="P3">","</text:p>
      <text:p text:style-name="P3">12. <text:span text:style-name="Strong_20_Emphasis">Inhibits PAK1/Akt/mTOR</text:span>: PAK1 is a protein that teams with STAT-3 and JAK1 to boost IL-6 (a storm cytokine). Ivermectin triggers PAK1's breakdown, which also quiets Akt/mTOR pathways, cutting IL-6 and STAT-3 to reduce raging inflammation.</text:p>
      <text:p text:style-name="P3">","</text:p>
      <text:p text:style-name="P3">13. <text:span text:style-name="Strong_20_Emphasis">Reduces IL-6/TNFα</text:span>: IL-6 and TNFα are top cytokines in cytokine storms, causing fever, lung damage, and more. Ivermectin lowers them, balances the IL-6/IL-10 ratio (IL-10 calms things), leading to milder disease in studies.</text:p>
      <text:p text:style-name="P3">","</text:p>
      <text:p text:style-name="P3">14. <text:span text:style-name="Strong_20_Emphasis">Modulates P2X4 receptor</text:span>: P2X4 is a cell channel opened by ATP (energy molecule) during stress. Ivermectin tweaks it to release more CXCL5, a signal that calls helpful neutrophils to control inflammation precisely.</text:p>
      <text:p text:style-name="P3">","</text:p>
      <text:p text:style-name="P3">15. <text:span text:style-name="Strong_20_Emphasis">Inhibits HMGB1</text:span>: HMGB1 is a danger signal from dying cells that revs up TLR4 and worsens lung inflammation. Ivermectin stops its release, breaking the inflammation feedback loop.</text:p>
      <text:p text:style-name="P3"><text:soft-page-break/>","</text:p>
      <text:p text:style-name="P3">16. <text:span text:style-name="Strong_20_Emphasis">Immunomodulation in lung/olfaction</text:span>: In animal tests, ivermectin lowered harmful IL-6/IL-10 ratios in lungs, prevented severe symptoms, and fixed smell loss (common in COVID). Effects varied by sex, showing nuanced immune tweaks.</text:p>
      <text:p text:style-name="P3">","</text:p>
      <text:p text:style-name="P3">17. <text:span text:style-name="Strong_20_Emphasis">General anti-inflammatory</text:span>: Ivermectin broadly quiets inflammation by blocking NF-κB, stress pathways (MAPK), TLR4; cuts cytokines from immune cells, reduces lung mucus and allergy-like responses (IgE), aiding overall calming.</text:p>
      <text:p text:style-name="P3">","</text:p>
      <text:h text:style-name="P4" text:outline-level="2">D. Other Host Targets</text:h>
      <text:p text:style-name="P3">","</text:p>
      <text:p text:style-name="P3">18. <text:span text:style-name="Strong_20_Emphasis">Inhibits plasmin/annexin A2</text:span>: Annexin A2 helps turn plasminogen into plasmin (clot-buster enzyme), which activates STAT-3 and worsens clots/thrombosis. Ivermectin counters this early, especially in high-risk patients with comorbidities.</text:p>
      <text:p text:style-name="P3">","</text:p>
      <text:p text:style-name="P3">19. <text:span text:style-name="Strong_20_Emphasis">Binds CD147 on RBCs</text:span>: Red blood cells (RBCs) have CD147, which COVID spike grabs (along with ACE2), causing RBC clumping and clots. Ivermectin binds the spike, stopping this sticky mess and thrombosis risk.</text:p>
      <text:p text:style-name="P3">","</text:p>
      <text:p text:style-name="P3">20. <text:span text:style-name="Strong_20_Emphasis">Enhances mitochondrial ATP under hypoxia</text:span>: In low-oxygen (hypoxia) conditions like bad COVID lungs, cells struggle for energy (ATP). Ivermectin boosts mitochondrial ATP production via Cox6a2 protein, protecting the heart from enlargement and failure.</text:p>
      <text:p text:style-name="P3">","</text:p>
      <text:h text:style-name="P4" text:outline-level="2">Summary</text:h>
      <text:p text:style-name="P3">","</text:p>
      <text:p text:style-name="P3">These mechanisms cover antiviral (early/direct), replication inhibition, and anti-inflammatory effects (late-stage). In vitro studies show ~5000-fold viral RNA reduction; modeling predicts achievable lung concentrations.</text:p>
      <text:p text:style-name="P3"><text:soft-page-break/>","</text:p>
      <text:p text:style-name="P3"><text:span text:style-name="Emphasis">Source: Zaidi &amp; Dehgani-Mobaraki (2021). </text:span><text:a xlink:type="simple" xlink:href="../../../../../../../tmp/%5C%22https://www.ncbi.nlm.nih.gov/pmc/articles/PMC8688140/%5C%22" text:style-name="Internet_20_link" text:visited-style-name="Visited_20_Internet_20_Link"><text:span text:style-name="Emphasis">PMC8688140</text:span></text:a></text:p>
      <text:p text:style-name="P3">"]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8T22:04:25.377654333</meta:creation-date>
    <dc:date>2026-02-28T22:20:00.535715178</dc:date>
    <meta:editing-duration>PT5M6S</meta:editing-duration>
    <meta:editing-cycles>1</meta:editing-cycles>
    <meta:document-statistic meta:table-count="0" meta:image-count="0" meta:object-count="0" meta:page-count="5" meta:paragraph-count="59" meta:word-count="1051" meta:character-count="7027" meta:non-whitespace-character-count="6038"/>
    <meta:generator>LibreOffice/26.2.1.2$Linux_X86_64 LibreOffice_project/4498df292cc7b696862cd17d793f3e8fd1382c8a</meta:generator>
  </office:meta>
</office:document-meta>
</file>